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OperationTests.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acheOperationTests.getCacheName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eOperationTests.create( Class &lt; A &gt; annotationType , Class &lt; ? &gt; targetType ,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acheOperationTests.assertCacheInvocationParameter( CacheInvocationParameter actual , Class &lt; ? &gt; targetType , Object value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